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Roboto, RobotoDraft, Helvetica, Arial, sans-serif"/>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Times New Roman" fo:font-size="10pt" fo:letter-spacing="normal" fo:font-style="normal" fo:font-weight="normal" style:font-name-asian="Google Sans" style:font-size-asian="10pt" style:font-style-asian="normal" style:font-weight-asian="normal" style:font-name-complex="Google Sans" style:font-size-complex="10pt" style:font-style-complex="normal" style:font-weight-complex="normal" loext:padding="0cm" loext:border="none"/>
    </style:style>
    <style:style style:name="P2" style:family="paragraph" style:parent-style-name="Standard">
      <style:text-properties style:font-name="Arial" fo:font-size="11pt" style:font-size-asian="11pt" style:font-size-complex="11pt"/>
    </style:style>
    <style:style style:name="P3" style:family="paragraph" style:parent-style-name="Text_20_body">
      <style:paragraph-properties fo:margin-left="0cm" fo:margin-right="0cm" fo:margin-top="0cm" fo:margin-bottom="0cm" style:contextual-spacing="false" fo:text-indent="0cm" style:auto-text-indent="false" style:writing-mode="lr-tb"/>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fo:font-variant="normal" fo:text-transform="none" fo:color="#000000" loext:opacity="100%" style:font-name="Arial" fo:font-size="11pt" fo:letter-spacing="normal" fo:font-style="normal" fo:font-weight="normal" style:font-size-asian="11pt" style:font-size-complex="11pt"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style:writing-mode="lr-tb"/>
      <style:text-properties fo:font-variant="normal" fo:text-transform="none" fo:color="#000000" loext:opacity="100%" style:font-name="Arial" fo:font-size="11pt" fo:letter-spacing="normal" fo:font-style="normal" fo:font-weight="bold" style:font-size-asian="11pt" style:font-size-complex="11pt"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style:writing-mode="lr-tb"/>
      <style:text-properties fo:font-variant="normal" fo:text-transform="none" fo:color="#000000" loext:opacity="100%" style:font-name="Arial" fo:font-size="12pt" fo:font-style="normal" fo:font-weight="bold" officeooo:paragraph-rsid="0020a7f1" style:font-size-asian="12pt" style:font-size-complex="12pt"/>
    </style:style>
    <style:style style:name="P7" style:family="paragraph" style:parent-style-name="Text_20_body">
      <style:paragraph-properties fo:margin-left="0cm" fo:margin-right="0cm" fo:margin-top="0cm" fo:margin-bottom="0cm" style:contextual-spacing="false" fo:text-indent="0cm" style:auto-text-indent="false" style:writing-mode="lr-tb"/>
      <style:text-properties fo:font-variant="normal" fo:text-transform="none" fo:color="#000000" loext:opacity="100%" style:font-name="Arial" fo:font-size="12pt" fo:font-style="normal" fo:font-weight="bold" officeooo:rsid="0020a7f1" officeooo:paragraph-rsid="0020a7f1" style:font-size-asian="12pt" style:font-size-complex="12pt"/>
    </style:style>
    <style:style style:name="P8" style:family="paragraph" style:parent-style-name="Text_20_body">
      <style:paragraph-properties fo:margin-left="0cm" fo:margin-right="0cm" fo:margin-top="0cm" fo:margin-bottom="0cm" style:contextual-spacing="false" fo:text-indent="0cm" style:auto-text-indent="false" style:writing-mode="lr-tb"/>
      <style:text-properties fo:font-variant="normal" fo:text-transform="none" fo:color="#000000" loext:opacity="100%" style:font-name="Arial" fo:font-size="12pt" fo:letter-spacing="normal" fo:font-style="normal" fo:font-weight="bold" style:font-size-asian="12pt" style:font-size-complex="12p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writing-mode="lr-tb"/>
      <style:text-properties fo:font-variant="normal" fo:text-transform="none" fo:color="#000000" loext:opacity="100%" style:font-name="Times New Roman" fo:font-size="10pt" fo:letter-spacing="normal" fo:font-style="normal" fo:font-weight="normal" style:font-size-asian="10pt" style:font-size-complex="10pt"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style:writing-mode="lr-tb"/>
      <style:text-properties style:font-name="Arial" fo:font-size="11pt" style:font-size-asian="11pt" style:font-size-complex="11pt"/>
    </style:style>
    <style:style style:name="P11" style:family="paragraph" style:parent-style-name="Text_20_body">
      <style:paragraph-properties fo:margin-left="0cm" fo:margin-right="0cm" fo:margin-top="0cm" fo:margin-bottom="0cm" style:contextual-spacing="false" fo:text-indent="0cm" style:auto-text-indent="false" style:writing-mode="lr-tb"/>
      <style:text-properties style:font-name="Times New Roman" fo:font-size="10pt" style:font-size-asian="10pt" style:font-size-complex="10pt"/>
    </style:style>
    <style:style style:name="P12" style:family="paragraph" style:parent-style-name="Text_20_body">
      <style:paragraph-properties fo:margin-top="0.141cm" fo:margin-bottom="0cm" style:contextual-spacing="false" style:writing-mode="lr-tb"/>
      <style:text-properties style:font-name="Times New Roman" fo:font-size="10pt" style:font-size-asian="10pt" style:font-size-complex="10pt" loext:padding="0cm" loext:border="none"/>
    </style:style>
    <style:style style:name="T1" style:family="text">
      <style:text-properties fo:font-variant="normal" fo:text-transform="none" fo:color="#000000" loext:opacity="100%" style:font-name="Helvetica" fo:font-size="5.5pt" fo:letter-spacing="normal" fo:font-style="normal" fo:font-weight="normal" loext:padding="0cm" loext:border="none"/>
    </style:style>
    <style:style style:name="T2" style:family="text">
      <style:text-properties fo:font-variant="normal" fo:text-transform="none" fo:color="#000000" loext:opacity="100%" style:font-name="Helvetica" fo:letter-spacing="normal" fo:font-style="normal" fo:font-weight="normal" loext:padding="0cm" loext:border="none"/>
    </style:style>
    <style:style style:name="T3" style:family="text">
      <style:text-properties fo:font-variant="normal" fo:text-transform="none" fo:color="#000000" loext:opacity="100%" style:font-name="Helvetica" fo:font-size="11pt" fo:letter-spacing="normal" fo:font-style="normal" fo:font-weight="normal" style:font-size-asian="11pt" style:font-size-complex="11pt" loext:padding="0cm" loext:border="none"/>
    </style:style>
    <style:style style:name="T4" style:family="text">
      <style:text-properties fo:font-variant="normal" fo:text-transform="none" fo:color="#000000" loext:opacity="100%" style:font-name="Helvetica" fo:font-size="12pt" fo:letter-spacing="normal" fo:font-style="normal" fo:font-weight="normal" style:font-size-asian="12pt" style:font-size-complex="12pt" loext:padding="0cm" loext:border="none"/>
    </style:style>
    <style:style style:name="T5" style:family="text">
      <style:text-properties fo:font-variant="normal" fo:text-transform="none" fo:color="#000000" loext:opacity="100%" fo:font-size="11pt" fo:letter-spacing="normal" fo:font-style="normal" fo:font-weight="normal" style:font-size-asian="11pt" style:font-size-complex="11pt" loext:padding="0cm" loext:border="none"/>
    </style:style>
    <style:style style:name="T6" style:family="text">
      <style:text-properties fo:font-variant="normal" fo:text-transform="none" fo:color="#000000" loext:opacity="100%" style:font-name="Arial" fo:font-size="11pt" fo:letter-spacing="normal" fo:font-style="normal" fo:font-weight="normal" style:font-size-asian="11pt" style:font-size-complex="11pt" loext:padding="0cm" loext:border="none"/>
    </style:style>
    <style:style style:name="T7" style:family="text">
      <style:text-properties fo:font-variant="normal" fo:text-transform="none" fo:color="#000000" loext:opacity="100%" style:font-name="Arial" fo:letter-spacing="normal" fo:font-style="normal" fo:font-weight="normal" loext:padding="0cm" loext:border="none"/>
    </style:style>
    <style:style style:name="T8" style:family="text">
      <style:text-properties fo:font-variant="normal" fo:text-transform="none" fo:color="#000000" loext:opacity="100%" style:font-name="Arial" fo:font-size="10pt" fo:letter-spacing="normal" fo:font-style="normal" fo:font-weight="normal" style:font-size-asian="10pt" style:font-size-complex="10pt" loext:padding="0cm" loext:border="none"/>
    </style:style>
    <style:style style:name="T9" style:family="text">
      <style:text-properties fo:font-variant="normal" fo:text-transform="none" fo:color="#000000" loext:opacity="100%" fo:font-size="10pt" fo:letter-spacing="normal" fo:font-style="normal" fo:font-weight="normal" style:font-size-asian="10pt" style:font-size-complex="10pt" loext:padding="0cm" loext:border="none"/>
    </style:style>
    <style:style style:name="T10" style:family="text">
      <style:text-properties fo:font-variant="normal" fo:text-transform="none" fo:color="#000000" loext:opacity="100%" style:font-name="Times New Roman" fo:font-size="10pt" fo:letter-spacing="normal" fo:font-style="normal" fo:font-weight="normal" style:font-size-asian="10pt" style:font-size-complex="10pt" loext:padding="0cm" loext:border="none"/>
    </style:style>
    <style:style style:name="T11" style:family="text">
      <style:text-properties fo:font-variant="normal" fo:text-transform="none" fo:color="#1155cc" loext:opacity="100%" style:font-name="Helvetica" fo:font-size="5.5pt" fo:letter-spacing="normal" fo:font-style="normal" fo:font-weight="normal" loext:padding="0cm" loext:border="none"/>
    </style:style>
    <style:style style:name="T12" style:family="text">
      <style:text-properties fo:font-variant="normal" fo:text-transform="none" fo:color="#1155cc" loext:opacity="100%" style:font-name="Helvetica" fo:letter-spacing="normal" fo:font-style="normal" fo:font-weight="normal" loext:padding="0cm" loext:border="none"/>
    </style:style>
    <style:style style:name="T13" style:family="text">
      <style:text-properties fo:font-variant="normal" fo:text-transform="none" fo:color="#1155cc" loext:opacity="100%" style:font-name="Helvetica" fo:font-size="11pt" fo:letter-spacing="normal" fo:font-style="normal" fo:font-weight="normal" style:font-size-asian="11pt" style:font-size-complex="11pt" loext:padding="0cm" loext:border="none"/>
    </style:style>
    <style:style style:name="T14" style:family="text">
      <style:text-properties fo:font-variant="normal" fo:text-transform="none" fo:color="#1155cc" loext:opacity="100%" style:font-name="Helvetica" fo:font-size="12pt" fo:letter-spacing="normal" fo:font-style="normal" fo:font-weight="normal" style:font-size-asian="12pt" style:font-size-complex="12pt" loext:padding="0cm" loext:border="none"/>
    </style:style>
    <style:style style:name="T15" style:family="text">
      <style:text-properties fo:font-variant="normal" fo:text-transform="none" fo:color="#1155cc" loext:opacity="100%" fo:font-size="11pt" fo:letter-spacing="normal" fo:font-style="normal" fo:font-weight="normal" style:font-size-asian="11pt" style:font-size-complex="11pt" loext:padding="0cm" loext:border="none"/>
    </style:style>
    <style:style style:name="T16" style:family="text">
      <style:text-properties fo:font-variant="normal" fo:text-transform="none" fo:color="#1155cc" loext:opacity="100%" style:font-name="Arial" fo:font-size="11pt" fo:letter-spacing="normal" fo:font-style="normal" fo:font-weight="normal" style:font-size-asian="11pt" style:font-size-complex="11pt" loext:padding="0cm" loext:border="none"/>
    </style:style>
    <style:style style:name="T17" style:family="text">
      <style:text-properties fo:font-variant="normal" fo:text-transform="none" fo:color="#1155cc" loext:opacity="100%" style:font-name="Arial" fo:letter-spacing="normal" fo:font-style="normal" fo:font-weight="normal" loext:padding="0cm" loext:border="none"/>
    </style:style>
    <style:style style:name="T18" style:family="text">
      <style:text-properties fo:font-variant="normal" fo:text-transform="none" fo:color="#1155cc" loext:opacity="100%" style:font-name="Arial" fo:font-size="10pt" fo:letter-spacing="normal" fo:font-style="normal" fo:font-weight="normal" style:font-size-asian="10pt" style:font-size-complex="10pt" loext:padding="0cm" loext:border="none"/>
    </style:style>
    <style:style style:name="T19" style:family="text">
      <style:text-properties fo:font-variant="normal" fo:text-transform="none" fo:color="#1155cc" loext:opacity="100%" fo:font-size="10pt" fo:letter-spacing="normal" fo:font-style="normal" fo:font-weight="normal" style:font-size-asian="10pt" style:font-size-complex="10pt" loext:padding="0cm" loext:border="none"/>
    </style:style>
    <style:style style:name="T20" style:family="text">
      <style:text-properties fo:font-variant="normal" fo:text-transform="none" fo:color="#1155cc" loext:opacity="100%" style:font-name="Times New Roman" fo:font-size="10pt" fo:letter-spacing="normal" fo:font-style="normal" fo:font-weight="normal" style:font-size-asian="10pt" style:font-size-complex="10pt" loext:padding="0cm" loext:border="none"/>
    </style:style>
    <style:style style:name="T21" style:family="text">
      <style:text-properties fo:font-size="12pt" style:font-size-asian="12pt" style:font-size-complex="12pt"/>
    </style:style>
    <style:style style:name="T22" style:family="text">
      <style:text-properties officeooo:rsid="00201347"/>
    </style:style>
    <style:style style:name="T23" style:family="text">
      <style:text-properties officeooo:rsid="0020a7f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section text:style-name="Sect1" text:name=":ym">
        <text:section text:style-name="Sect1" text:name=":uk">
          <text:p text:style-name="P7">Reflective 1000 words</text:p>
          <text:p text:style-name="P6"/>
          <text:p text:style-name="P6"><text:span text:style-name="T23">I</text:span>ntroduction </text:p>
          <text:p text:style-name="P10"/>
          <text:p text:style-name="P4">My knowledge has grown through the last 12 weeks. I feel more confident in understanding statistics, ethics and emotional response analysis. The skill matrix has greatly helped me improve my comprehension of cybersecurity. Throughout this whole module, I have learned to improve my skills in research methods in preparation for my final project. <text:span text:style-name="T22">This was e</text:span>specially <text:span text:style-name="T22">so </text:span>with <text:span text:style-name="T22">U</text:span>nit 2 teaching me how to accurately and precisely <text:span text:style-name="T22">carry out </text:span>a literature review.</text:p>
          <text:p text:style-name="P10"/>
          <text:p text:style-name="P8">Understanding statistics</text:p>
          <text:p text:style-name="P10"/>
          <text:p text:style-name="P4">I have learnt how to better express and show statistics in the form of charts. I have also learnt how to process raw data into a chart form in Excel <text:span text:style-name="T23">(LibreOffice)</text:span>. This knowledge developed from Units 8 and 9. Unit 9 focused on qualitative data. I have learnt different ways to get primary data. This can be done through surveys and interviews (Jones, Baxter, Khanduja, 2013). The data received from these forms of data collection would be qualitative. Qualitative data is when data is in non-numeric form (Aspers &amp; Corte, 2019). I have developed my skills in using Excel tools to quicken the data analysis. </text:p>
          <text:p text:style-name="P10"/>
          <text:p text:style-name="P5"><text:span text:style-name="T21">Presenting results</text:span> </text:p>
          <text:p text:style-name="P4">Through this module, I have learnt how and the importance of presenting results. Representing data in a way the reader would understand is extremely important (Bavedekar, 2015). One key understanding when thinking about how to present results is the reader. For example, if the reader is an expert in the field or has very little knowledge. If a reader is more skilled in cyber security more detail can be put on the results, however, it is always important to make sure the results are easy to interpret. A pie and bar chart is a great way to show results quickly and effectively.  Visualisations are vital in scientific research but can often be less effective when design principles are not followed (Midway, 2020). The use of colour and simple visuals with detailed captions can add important detail to the visual effect of the presentation of results (Midway, 2020). The wording of the results is also extremely important. For example, if you say there is a correlation between two points, you may be implying to the reader that there is a cause-and-effect relationship between the points. </text:p>
          <text:p text:style-name="P10"/>
          <text:p text:style-name="P5"><text:span text:style-name="T21">Ethics</text:span> </text:p>
          <text:p text:style-name="P4">I have learnt that every researcher has an ethical responsibility to show their own research clearly without any possibility of misrepresentation of data. Any data a researcher obtained in good faith to allow scientific rigour to the research. By understanding ethics I can apply this to my own research project. I learnt especially in Unit 5 reflective activity 2 that during my research harm can be done by accidents. An example can be the 2001 UK census that which a statically significant number of the population was missed, especially young men (Office of National Statistics, 2001). The census leads to policies that may not be appropriate for the region. Even though this was accidental and not malicious it is a breach of ethics due to people being affected. There are examples where research misrepresents data in their studies, where this could be considered unethical. An example of this research was published in America on planned parenthood in 2015 (Poltifact, 2017). The graphs in the article changed their axis to misrepresent data. Misrepresentation of data can also be <text:soft-page-break/>linked to drug companies in the United States when trying to get FDA approval, especially in the opioid epidemic which it was claimed the opioids were not addictive (Zee, 2009). This falsification has led to a world epidemic and is widely considered unethical how the drug companies represented their data. By considering ethics in peer-reviewed, the credibility, integrity and professionalism of the article improves (UK Cyber Security Council, 2023). </text:p>
          <text:p text:style-name="P10"/>
          <text:p text:style-name="P8">Emotional response analysis </text:p>
          <text:p text:style-name="P4">I have felt academically challenged. I felt I had improved my own academic abilities throughout this module. This has been helped by using the skill matrix. I feel that I can use what I have learned throughout this module on my final project and future career, as well as giving me the ability to work and publish research in the future. This module has homed in my writing skills to be able to communicate scientifically without emotive language, allowing my future research to have as much scientific rigour as possible. By understanding how to write and present research I am able to comment on and accurately evaluate published research. The formative environment of this assignment has allowed me to be better at time management due to the numerous activities for this assignment. </text:p>
          <text:p text:style-name="P10"/>
          <text:p text:style-name="P10"/>
          <text:p text:style-name="P5"><text:span text:style-name="T21">Conclusion</text:span> </text:p>
          <text:p text:style-name="P10"/>
          <text:p text:style-name="P4">In conclusion, these 12 units have prepared me for my cyber security final project. Now this will allow me to thrive to my full academic potential and continue to cyber security research. </text:p>
          <text:p text:style-name="P10"/>
          <text:p text:style-name="P10"/>
          <text:p text:style-name="P10"/>
          <text:p text:style-name="P5"><text:span text:style-name="T21">References</text:span> </text:p>
          <text:p text:style-name="P10"/>
          <text:p text:style-name="P9">Aspers, P; Corte, U. (2019). What is Qualitative in Qualitative Research. Qualitative Sociology. 42(2), pp.139-160.</text:p>
          <text:p text:style-name="P11"/>
          <text:p text:style-name="P9">Bavedekar, S. (2015). Using Tables and Graphs for Reporting Data. Journal of association physicians India. 63(10), pp.59-63.</text:p>
          <text:p text:style-name="P11"/>
          <text:p text:style-name="P9">Jones, T; Baxter, M; Khanduja, V. (2013). A quick guide to survey research. annals. 95(1), pp.5-7.</text:p>
          <text:p text:style-name="P11"/>
          <text:p text:style-name="P9">Midway, S. (2020). Principles of Effective Data Visualization. Patterns. 1(9), p.100141.</text:p>
          <text:p text:style-name="P11"/>
          <text:p text:style-name="P3"><text:span text:style-name="T10">Office of National Statistics. (2001). Census 2001 questionnaires. [Online]. Office of National Statistics. Available at: </text:span><text:a xlink:type="simple" xlink:href="https://www.ons.gov.uk/census/2001censusandearlier/aboutcensus2001/census2001forms" office:target-frame-name="_blank" xlink:show="new" text:style-name="Internet_20_link" text:visited-style-name="Visited_20_Internet_20_Link"><text:span text:style-name="T20">https://www.ons.gov.uk/census/2001censusandearlier/aboutcensus2001/census2001forms</text:span></text:a><text:span text:style-name="T10"> [Accessed 5 November 2023]. </text:span></text:p>
          <text:p text:style-name="P11"/>
          <text:p text:style-name="P3"><text:span text:style-name="T10">Politifact. (2017). The Poynter Institute. [Online]. Politifact. Available at: </text:span><text:a xlink:type="simple" xlink:href="https://www.politifact.com/factchecks/2015/oct/01/jason-chaffetz/chart-shown-planned-parenthood-hear" office:target-frame-name="_blank" xlink:show="new" text:style-name="Internet_20_link" text:visited-style-name="Visited_20_Internet_20_Link"><text:span text:style-name="T20">https://www.politifact.com/factchecks/2015/oct/01/jason-chaffetz/chart-shown-planned-parenthood-hear</text:span></text:a><text:span text:style-name="T10"> [Accessed 5 November 2023]. </text:span></text:p>
          <text:p text:style-name="P11"/>
          <text:p text:style-name="P3"><text:span text:style-name="T10">UK CYBER SECURITY COUNCIL. (2023). WHY DO WE NEED ETHICS IN CYBER?. [Online]. UK CYBER SECURITY COUNCIL. Available at: </text:span><text:a xlink:type="simple" xlink:href="https://www.ukcybersecuritycouncil.org.uk/news/news/why-do-we-need-ethics-in-cyber/" office:target-frame-name="_blank" xlink:show="new" text:style-name="Internet_20_link" text:visited-style-name="Visited_20_Internet_20_Link"><text:span text:style-name="T20">https://www.ukcybersecuritycouncil.org.uk/news/news/why-do-we-need-ethics-in-cyber/</text:span></text:a><text:span text:style-name="T10"> [Accessed 5 November 2023].</text:span></text:p>
          <text:p text:style-name="P11"/>
          <text:p text:style-name="P9">Zee, A. (2009). The Promotion and Marketing of OxyContin: Commercial Triumph, Public Health Tragedy. American Public health Association. 99(2), pp.221-227.</text:p>
          <text:p text:style-name="P11"/>
          <text:p text:style-name="P12"><text:soft-page-break/></text:p>
        </text:section>
      </text:section>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oogle Sans" svg:font-family="'Google Sans', Roboto, RobotoDraft, Helvetica, Arial, sans-serif"/>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3:17:05.223000000</meta:creation-date>
    <dc:date>2023-11-05T23:31:38.044000000</dc:date>
    <meta:editing-duration>PT14M36S</meta:editing-duration>
    <meta:editing-cycles>4</meta:editing-cycles>
    <meta:generator>LibreOffice/7.5.7.1$Windows_X86_64 LibreOffice_project/47eb0cf7efbacdee9b19ae25d6752381ede23126</meta:generator>
    <meta:document-statistic meta:table-count="0" meta:image-count="0" meta:object-count="0" meta:page-count="3" meta:paragraph-count="22" meta:word-count="922" meta:character-count="6057" meta:non-whitespace-character-count="5143"/>
  </office:meta>
</office:document-meta>
</file>